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0.31111mm" fo:page-width="90.3111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46.72897160053253%" draw:opacity-name="gradient-1" draw:stroke="none"/>
    </style:style>
    <style:style style:family="graphic" style:name="style-3">
      <style:graphic-properties draw:fill="gradient" draw:fill-gradient-name="gradient-2" draw:opacity="100.0%" draw:stroke="none"/>
    </style:style>
    <style:style style:family="graphic" style:name="style-4">
      <style:graphic-properties draw:fill="gradient" draw:fill-gradient-name="gradient-3" draw:opacity="100.0%" draw:stroke="none"/>
    </style:style>
    <style:style style:family="graphic" style:name="style-5">
      <style:graphic-properties draw:fill="solid" draw:fill-color="#5da8ff" draw:opacity="100.0%" draw:opacity-name="gradient-4" draw:stroke="none"/>
    </style:style>
    <style:style style:family="graphic" style:name="style-6">
      <style:graphic-properties draw:fill="solid" draw:fill-color="#5da8ff" draw:opacity="35.98130643367767%" draw:opacity-name="gradient-5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ffffff" draw:opacity="76.63551568984985%" draw:opacity-name="gradient-6" draw:stroke="none"/>
    </style:style>
    <style:style style:family="graphic" style:name="style-9">
      <style:graphic-properties draw:fill="solid" draw:fill-color="#ffffff" draw:opacity="100.0%" draw:opacity-name="gradient-7" draw:stroke="none"/>
    </style:style>
    <style:style style:family="graphic" style:name="style-10">
      <style:graphic-properties draw:fill="solid" draw:fill-color="#ffffff" draw:opacity="52.336448431015015%" draw:opacity-name="gradient-8" draw:stroke="none"/>
    </style:style>
    <style:style style:family="graphic" style:name="style-11">
      <style:graphic-properties draw:fill="gradient" draw:fill-gradient-name="gradient-9" draw:opacity="100.0%" draw:opacity-name="gradient-10" draw:stroke="none"/>
    </style:style>
    <style:style style:family="graphic" style:name="style-12">
      <style:graphic-properties draw:fill="solid" draw:fill-color="#ffffff" draw:opacity="89.99999761581421%" draw:opacity-name="gradient-11" draw:stroke="none"/>
    </style:style>
    <style:style style:family="graphic" style:name="style-13">
      <style:graphic-properties draw:fill="solid" draw:fill-color="#ffffff" draw:opacity="89.99999761581421%" draw:opacity-name="gradient-12" draw:stroke="none"/>
    </style:style>
    <style:style style:family="graphic" style:name="style-14">
      <style:graphic-properties draw:fill="solid" draw:fill-color="#000000" draw:opacity="20.000000298023224%" draw:opacity-name="gradient-13" draw:stroke="none"/>
    </style:style>
  </office:automatic-styles>
  <office:body>
    <office:drawing>
      <draw:page draw:master-page-name="Default" draw:name="page1" draw:style-name="DP1">
        <draw:g draw:id="svg1">
          <draw:g draw:id="layer1">
            <draw:g draw:id="g1742">
              <draw:path svg:d="M 6799.837 1318.829 C 6800.288 2047.147 5277.9604 2637.6582 3399.9185 2637.6582 C 1521.8765 2637.6582 -0.45097572 2047.147 0.0 1318.829 C -0.45097572 590.51105 1521.8765 0.0 3399.9187 0.0 C 5277.9604 0.0 6800.288 590.51105 6799.837 1318.829 z M 6799.837 2813.7239 z" svg:height="28.137238mm" draw:style-name="style-2" svg:viewBox="0.0 0.0 6799.8374 2813.7236" svg:width="67.998375mm" svg:x="8.33415mm" svg:y="48.230648mm"/>
              <draw:path svg:d="M 5798.479 2899.2395 C 5798.479 4500.445 4500.4453 5798.479 2899.2395 5798.479 C 1298.0339 5798.479 9.094947E-13 4500.445 9.094947E-13 2899.2395 C 9.094947E-13 1298.0338 1298.0339 -1.1368684E-13 2899.2395 -1.1368684E-13 C 4500.4453 -1.1368684E-13 5798.479 1298.0338 5798.479 2899.2395 z" svg:height="57.98479mm" draw:style-name="style-3" svg:viewBox="0.0 0.0 5798.479 5798.479" svg:width="57.98479mm" svg:x="13.1832mm" svg:y="10.062597mm"/>
              <draw:path svg:d="M 2878.626 1439.313 C 2878.626 2234.2236 2234.2236 2878.6262 1439.313 2878.6262 C 644.40247 2878.6262 0.0 2234.2236 0.0 1439.313 C 0.0 644.40234 644.40247 -4.5474735E-13 1439.313 -4.5474735E-13 C 2234.2236 -4.5474735E-13 2878.626 644.40234 2878.626 1439.313 z" svg:height="28.786263mm" draw:style-name="style-4" svg:viewBox="0.0 0.0 2878.626 2878.6262" svg:width="28.78626mm" svg:x="27.782568mm" svg:y="24.661755mm"/>
              <draw:path svg:d="M 1263.1007 -9.094947E-13 C 1257.5024 0.6823757 1251.9054 1.3914514 1246.327 2.137907 C 1253.3545 34.690166 1260.383 67.343124 1267.2118 99.48916 C 1265.7573 66.65121 1264.4666 33.28117 1263.1007 -9.094947E-13 z M 1267.2118 99.48916 C 1288.1461 572.1379 1319.2844 993.33496 1400.5767 1145.3583 C 1441.1371 977.8124 1365.5276 562.2856 1267.2118 99.48916 z M 1400.5767 1145.3583 C 1390.9075 1185.3011 1375.4208 1212.8829 1351.4083 1222.1539 C 1327.358 1231.4395 1297.3328 1221.3064 1263.2651 1198.1449 C 1273.3271 1238.1099 1272.5201 1269.8447 1255.5363 1289.2477 C 1238.5779 1308.6216 1207.2592 1313.6244 1166.4062 1308.9808 C 1193.8162 1339.647 1207.778 1368.1346 1201.7628 1393.1766 C 1195.7405 1418.2548 1170.3182 1437.1653 1131.8737 1452.0479 C 1170.4734 1466.4696 1196.1008 1485.0994 1202.4208 1510.097 C 1208.733 1535.0654 1195.0924 1563.631 1168.0521 1594.6212 C 1208.9271 1589.4552 1240.1342 1594.1727 1257.3457 1613.3684 C 1274.5402 1632.5459 1275.7714 1664.126 1266.2253 1704.1416 C 1299.9833 1680.6144 1329.8976 1670.1555 1354.0386 1679.1466 C 1378.2083 1688.1483 1394.0543 1715.6554 1404.1938 1755.613 C 1423.163 1719.0371 1444.7256 1695.8905 1470.3003 1692.6309 C 1495.8606 1689.3727 1522.5377 1706.4218 1550.0566 1737.0306 C 1549.8564 1695.8348 1558.363 1665.3038 1579.4923 1650.5326 C 1600.5979 1635.7782 1632.0352 1638.381 1670.595 1652.6709 C 1651.313 1616.3276 1644.6182 1585.2698 1656.4528 1562.3901 C 1668.2983 1539.4891 1697.478 1527.1901 1738.3466 1521.937 C 1704.3163 1498.6958 1683.9045 1474.5437 1683.7509 1448.7592 C 1683.5967 1422.9642 1703.7491 1398.4125 1737.5238 1374.7589 C 1696.6007 1369.9927 1667.2548 1358.049 1655.1376 1335.2921 C 1643.0195 1312.5347 1649.4016 1281.4639 1668.2931 1244.8474 C 1629.8232 1259.6598 1598.3379 1262.6602 1577.026 1248.1365 C 1555.7224 1233.6182 1546.895 1203.3278 1546.604 1162.1316 C 1519.4668 1193.0338 1492.924 1210.3057 1467.3416 1207.3541 C 1441.7665 1204.4034 1419.959 1181.6062 1400.5767 1145.3583 z M 1546.604 1162.1316 C 1660.349 1032.6068 1786.4878 629.7935 1914.4667 174.4761 C 1713.4873 602.44086 1545.3861 989.70074 1546.604 1162.1316 z M 1914.4667 174.4761 C 1928.2755 145.0714 1942.4768 115.259705 1956.5646 85.51133 C 1951.3256 83.487465 1946.211 81.22712 1940.9424 79.262764 C 1932.1024 111.10862 1923.293 143.07538 1914.4667 174.4761 z M 1668.2931 1244.8474 C 1829.3009 1182.8527 2128.4146 884.7495 2453.3523 541.0236 C 2076.318 826.6987 1747.3892 1091.5367 1668.2931 1244.8474 z M 2453.3523 541.0236 C 2477.294 522.88367 2501.7449 504.55447 2526.037 486.26346 C 2522.6582 482.36752 2519.261 478.4472 2515.8413 474.58792 C 2494.967 496.80347 2474.0376 519.1422 2453.3523 541.0236 z M 1737.5238 1374.7589 C 1908.8608 1394.7134 2312.1033 1269.7578 2759.5488 1116.4159 C 2293.0593 1194.1357 1878.8381 1275.7931 1737.5238 1374.7589 z M 2759.5488 1116.4159 C 2786.2986 1111.9592 2813.555 1107.5286 2840.6199 1103.096 C 2839.5645 1098.5333 2838.4297 1093.9928 2837.331 1089.4469 C 2811.3577 1098.4285 2785.2551 1107.6064 2759.5488 1116.4159 z M 1738.3466 1521.937 C 1880.7662 1619.2036 2295.8545 1695.9661 2763.1665 1768.111 C 2314.041 1620.1602 1909.4028 1499.95 1738.3466 1521.937 z M 2763.1665 1768.111 C 2785.8079 1775.5695 2808.8884 1783.214 2831.7397 1790.8044 C 2832.7617 1786.872 2833.711 1782.9097 2834.7 1778.9641 C 2810.8506 1775.3429 2786.7678 1771.7544 2763.1665 1768.111 z M 1670.595 1652.6709 C 1751.4033 1804.9791 2083.4854 2065.8083 2463.8767 2346.9563 C 2134.822 2007.0966 1832.2539 1712.5796 1670.595 1652.6709 z M 2463.8767 2346.9563 C 2478.19 2361.7397 2492.7185 2376.9053 2507.1257 2391.8496 C 2509.4917 2389.2285 2511.85 2386.5952 2514.197 2383.9563 C 2497.4448 2371.6309 2480.455 2359.21 2463.8767 2346.9563 z M 1550.0566 1737.0306 C 1550.8966 1909.505 1723.6243 2294.7502 1929.76 2720.4106 C 1796.3577 2266.6313 1665.3446 1865.2601 1550.0566 1737.0306 z M 1929.76 2720.4106 C 1935.0852 2738.524 1940.379 2757.063 1945.7114 2775.3357 C 1948.7563 2774.1875 1951.7208 2772.8853 1954.7559 2771.7175 C 1946.4434 2754.6401 1937.9714 2737.3667 1929.76 2720.4106 z M 1404.1938 1755.613 C 1324.8082 1908.691 1298.6185 2329.924 1283.3275 2802.469 C 1376.0364 2338.896 1446.6147 1922.7726 1404.1938 1755.613 z M 1283.3275 2802.469 C 1279.6783 2820.7134 1275.8595 2839.338 1272.1459 2857.722 C 1275.3324 2858.0903 1278.4902 2858.5269 1281.6831 2858.873 C 1282.2542 2840.1023 1282.7256 2821.0881 1283.3275 2802.469 z M 1266.2253 1704.1416 C 1124.744 1802.7448 905.865 2163.953 672.5791 2575.535 C 970.34094 2207.8677 1226.2097 1871.8794 1266.2253 1704.1416 z M 672.5791 2575.535 C 660.0972 2590.947 647.2141 2606.5552 634.59186 2622.073 C 637.4541 2624.0046 640.4315 2625.7517 643.30865 2627.664 C 653.0862 2610.3296 662.8489 2592.7031 672.5791 2575.535 z M 1168.0521 1594.6212 C 996.9635 1616.246 635.40546 1834.0531 237.78714 2089.9292 C 672.10767 1902.827 1054.7267 1724.5 1168.0521 1594.6212 z M 237.78714 2089.9292 C 217.01569 2098.8774 195.79758 2107.9136 174.8049 2116.8984 C 176.6533 2120.2817 178.68555 2123.5627 180.56142 2126.9292 C 199.6275 2114.5962 218.87286 2102.1013 237.78714 2089.9292 z M 1131.8737 1452.0479 C 970.3123 1391.6857 548.9764 1416.506 77.9476 1458.2968 C 549.4006 1494.4635 971.0214 1514.3168 1131.8737 1452.0479 z M 77.9476 1458.2968 C 52.21204 1456.3225 26.007898 1454.1125 4.5474735E-13 1452.0479 C 0.07323428 1456.49 0.21627 1460.9359 0.3295543 1465.368 C 26.230461 1463.001 52.317886 1460.5708 77.9476 1458.2968 z M 1166.4062 1308.9808 C 1051.5726 1180.4985 667.08765 1006.8745 230.71622 825.0197 C 631.3009 1076.0878 995.2059 1289.5219 1166.4062 1308.9808 z M 230.71622 825.0197 C 205.74829 809.37085 180.46187 793.24554 155.23608 777.3308 C 152.93378 781.8561 150.42017 786.2623 148.16516 790.81506 C 175.7577 802.2179 203.48947 813.67334 230.71622 825.0197 z M 1263.2651 1198.1449 C 1221.1635 1030.9152 961.3247 698.316 659.42474 334.4812 C 897.48047 743.02783 1120.6581 1101.1919 1263.2651 1198.1449 z M 659.42474 334.4812 C 643.41046 306.99963 627.2101 278.99707 611.0768 251.10739 C 606.6103 254.25494 602.1861 257.44827 597.7569 260.6454 C 618.3792 285.33795 639.14307 310.04 659.42474 334.4812 z M 2840.6199 2858.8745 z" svg:height="28.588747mm" draw:style-name="style-5" svg:viewBox="0.0 0.0 2840.6199 2858.8748" svg:width="28.406199mm" svg:x="27.789331mm" svg:y="24.772217mm"/>
              <draw:path svg:d="M 1599.1064 2.2763658 C 1593.5223 1.4860457 1587.9329 0.7228071 1582.3514 0.0 C 1580.7133 33.261715 1579.0514 66.62108 1577.328 99.439575 C 1584.4222 67.34389 1591.8116 34.77675 1599.1064 2.2763658 z M 1577.328 99.439575 C 1475.2173 561.40106 1396.2819 976.3053 1435.458 1144.1888 C 1518.0002 992.8498 1552.5131 571.9121 1577.328 99.439575 z M 1435.458 1144.1888 C 1415.7797 1180.2678 1393.6824 1202.9017 1368.0878 1205.642 C 1342.4539 1208.3859 1316.0742 1190.8276 1289.1622 1159.6378 C 1288.5378 1200.8451 1279.5453 1231.2899 1258.118 1245.6359 C 1236.7223 1259.9604 1205.1758 1256.6866 1166.919 1241.6285 C 1185.4567 1278.3438 1191.5687 1309.474 1179.2787 1332.1057 C 1166.97 1354.771 1137.5192 1366.4572 1096.5336 1370.8829 C 1130.0863 1394.8035 1150.0182 1419.4312 1149.6523 1445.2126 C 1149.287 1470.9636 1128.7181 1495.0256 1094.5784 1517.9618 C 1135.3972 1523.5508 1164.3195 1536.1841 1175.9763 1559.1808 C 1187.6221 1582.1554 1180.6382 1612.9779 1161.0605 1649.1594 C 1199.7576 1635.1709 1231.359 1632.8107 1252.3505 1647.7435 C 1273.3672 1662.6932 1281.5538 1693.3655 1281.0065 1734.5857 C 1308.7954 1704.1653 1335.6145 1687.3893 1361.1622 1690.8595 C 1386.6935 1694.3274 1408.0481 1717.7006 1426.708 1754.3887 C 1437.1771 1714.5447 1453.2955 1687.2557 1477.5284 1678.4569 C 1501.7327 1669.6674 1531.4258 1680.3176 1564.9731 1704.1005 C 1555.754 1664.0046 1557.3259 1632.2728 1574.6791 1613.2365 C 1592.0485 1594.1819 1623.4169 1589.8534 1664.2522 1595.3567 C 1637.397 1564.1001 1623.9318 1535.488 1630.4568 1510.5417 C 1636.9843 1485.5864 1662.8043 1467.0872 1701.5505 1452.9808 C 1663.2548 1437.7854 1638.0004 1418.653 1632.1854 1393.5359 C 1626.3706 1368.4174 1640.5773 1340.0574 1668.3018 1309.5778 C 1627.309 1313.9287 1596.1206 1308.678 1579.2936 1289.1332 C 1562.4729 1269.5957 1561.7864 1238.0526 1572.1674 1198.1849 C 1537.957 1221.01 1507.8485 1230.8242 1483.9017 1221.3518 C 1459.962 1211.8828 1444.7992 1184.2183 1435.458 1144.1888 z M 1572.1674 1198.1849 C 1715.5604 1102.5132 1941.6572 746.0724 2183.1199 339.39285 C 1878.2233 700.7579 1615.62 1031.3146 1572.1674 1198.1849 z M 2183.1199 339.39285 C 2204.0688 314.56415 2225.5017 289.44403 2246.809 264.35516 C 2242.2725 261.04437 2237.917 257.53714 2233.3367 254.2763 C 2216.5554 282.74918 2199.7722 311.3468 2183.1199 339.39285 z M 1668.3018 1309.5778 C 1839.8688 1291.3672 2205.9453 1080.8378 2608.774 832.92444 C 2170.649 1011.2819 1784.3823 1181.9624 1668.3018 1309.5778 z M 2608.774 832.92444 C 2636.5945 821.59906 2664.9563 810.22296 2693.155 798.84265 C 2690.9 794.20483 2688.6328 789.5388 2686.3286 784.9262 C 2660.4158 800.9817 2634.418 817.14246 2608.774 832.92444 z M 1701.5505 1452.9808 C 1861.8844 1516.6008 2283.7275 1500.2699 2755.6143 1467.9602 C 2284.9048 1422.2953 1863.6635 1393.962 1701.5505 1452.9808 z M 2755.6143 1467.9602 C 2782.6064 1470.5791 2810.0803 1473.3536 2837.3708 1476.077 C 2837.5322 1471.397 2837.611 1466.7172 2837.7263 1462.042 C 2810.3137 1463.9954 2782.725 1466.1042 2755.6143 1467.9602 z M 1664.2522 1595.3567 C 1776.6447 1726.1707 2157.7217 1907.7496 2590.4377 2098.3855 C 2194.9082 1839.2345 1835.1707 1618.3918 1664.2522 1595.3567 z M 2590.4377 2098.3855 C 2610.3774 2111.4502 2630.693 2124.8076 2650.8015 2138.054 C 2652.806 2134.5198 2654.7483 2130.9387 2656.725 2127.383 C 2634.6255 2117.7124 2612.2922 2108.0134 2590.4377 2098.3855 z M 1564.9731 1704.1005 C 1603.6073 1872.1342 1856.8663 2210.025 2151.5303 2580.0457 C 1921.6497 2166.6008 1705.6182 1803.8081 1564.9731 1704.1005 z M 2151.5303 2580.0457 C 2161.5293 2598.0293 2171.6377 2616.4387 2181.686 2634.603 C 2184.6497 2632.6836 2187.6096 2630.7505 2190.5596 2628.809 C 2177.568 2612.5679 2164.372 2596.1719 2151.5303 2580.0457 z M 1426.708 1754.3887 C 1382.8788 1921.2035 1450.013 2338.0264 1538.9556 2802.5354 C 1527.5466 2329.6907 1504.8795 1908.0869 1426.708 1754.3887 z M 1538.9556 2802.5354 C 1539.4114 2821.41 1539.7268 2840.6865 1540.148 2859.7168 C 1543.3866 2859.3965 1546.5864 2858.906 1549.8206 2858.5635 C 1546.2119 2839.916 1542.4987 2821.0383 1538.9556 2802.5354 z M 1281.0065 1734.5857 C 1164.7063 1861.9005 1030.3854 2262.0022 893.3114 2714.4878 C 1102.8446 2290.7056 1278.7168 1907.0288 1281.0065 1734.5857 z M 893.3114 2714.4878 C 885.0661 2731.1663 876.556 2748.168 868.2104 2764.9646 C 871.19275 2766.1448 874.13055 2767.3835 877.1244 2768.5454 C 882.53375 2750.561 887.91077 2732.3167 893.3114 2714.4878 z M 1161.0605 1649.1594 C 998.8802 1707.7843 693.9711 2000.0348 362.10883 2337.2139 C 744.8835 2059.1401 1078.9946 1800.8246 1161.0605 1649.1594 z M 362.10883 2337.2139 C 346.06366 2348.8704 329.57983 2360.6113 313.3718 2372.3342 C 315.63556 2374.941 318.05954 2377.399 320.34317 2379.9902 C 334.2737 2365.7769 348.26642 2351.2778 362.10883 2337.2139 z M 1094.5784 1517.9618 C 923.72235 1494.5684 518.11273 1611.3759 67.81686 1755.6222 C 535.76337 1687.3053 951.50024 1614.084 1094.5784 1517.9618 z M 67.81686 1755.6222 C 45.437298 1758.8895 22.602312 1762.1256 0.0 1765.3708 C 0.91047 1769.1179 2.0234785 1772.8125 2.9627464 1776.5504 C 24.572392 1769.5719 46.39621 1762.4841 67.81686 1755.6222 z M 1096.5336 1370.8829 C 956.09955 1270.7617 542.69617 1185.6868 76.90057 1104.1422 C 522.9298 1261.0978 925.04553 1389.3982 1096.5336 1370.8829 z M 76.90057 1104.1422 C 52.55418 1095.5746 27.815105 1086.6576 3.2276485 1077.932 C 2.148015 1082.2418 1.1355128 1086.5732 0.09688286 1090.8834 C 25.729263 1095.3008 51.555412 1099.7051 76.90057 1104.1422 z M 1166.919 1241.6285 C 1089.2498 1087.8026 762.8045 820.58295 388.3679 531.9834 C 710.3222 878.1752 1006.5881 1178.5227 1166.919 1241.6285 z M 388.3679 531.9834 C 368.3017 510.40558 348.05014 488.28464 327.80353 466.3834 C 324.40918 470.15915 320.83942 473.7644 317.48245 477.5783 C 341.18442 495.7343 365.00693 513.9769 388.3679 531.9834 z M 1289.1622 1159.6378 C 1291.7781 987.2096 1126.8762 598.69257 929.4289 169.11665 C 1053.6334 625.3563 1176.5073 1029.0786 1289.1622 1159.6378 z M 929.4289 169.11665 C 921.0741 138.42729 912.6735 107.18562 904.30914 76.07135 C 899.17816 77.95522 894.08 79.89479 888.9742 81.836266 C 902.5016 111.025085 916.16473 140.25967 929.4289 169.11665 z M 2841.4556 2859.7168 z" svg:height="28.597168mm" draw:style-name="style-6" svg:viewBox="0.0 0.0 2841.4556 2859.7168" svg:width="28.414557mm" svg:x="28.182497mm" svg:y="24.829636mm"/>
              <draw:g draw:id="g4419">
                <draw:path svg:d="M 1129.2632 564.6316 C 1129.2632 876.46906 876.46906 1129.2631 564.6316 1129.2631 C 252.79414 1129.2631 0.0 876.46906 0.0 564.6316 C 0.0 252.79414 252.79414 0.0 564.6316 0.0 C 876.46906 0.0 1129.2632 252.79414 1129.2632 564.6316 z" svg:height="11.29263mm" draw:style-name="style-7" svg:viewBox="0.0 0.0 1129.2632 1129.2631" svg:width="11.292632mm" svg:x="36.52935mm" svg:y="33.408566mm"/>
                <draw:path svg:d="M 665.9757 195.58218 C 666.10065 303.57776 516.98035 391.16437 332.9879 391.16437 C 148.99548 391.16437 -0.124761134 303.57776 1.5345773E-4 195.58218 C -0.124761134 87.58662 148.99548 1.5345773E-4 332.9879 1.5345773E-4 C 516.98035 1.5345773E-4 666.10065 87.58662 665.9757 195.58218 z" svg:height="3.911642mm" draw:style-name="style-8" svg:viewBox="0.0 0.0 665.9757 391.1642" svg:width="6.659757mm" svg:x="38.845848mm" svg:y="34.45912mm"/>
              </draw:g>
              <draw:path svg:d="M 1843.6881 648.47 C 1843.6881 1006.61 1430.9648 1296.94 921.84406 1296.94 C 412.72327 1296.94 0.0 1006.61 0.0 648.47 C 0.0 290.32993 412.72327 0.0 921.84406 0.0 C 1430.9648 0.0 1843.6881 290.32993 1843.6881 648.47 z" svg:height="12.969399mm" draw:style-name="style-9" svg:viewBox="0.0 0.0 1843.6881 1296.94" svg:width="18.43688mm" svg:x="33.150913mm" svg:y="26.010706mm"/>
              <draw:path svg:d="M 470.45755 235.22878 C 470.45755 365.14203 365.14212 470.45755 235.22878 470.45755 C 105.315414 470.45755 0.0 365.14203 0.0 235.22878 C 0.0 105.31552 105.315414 2.2737368E-13 235.22878 2.2737368E-13 C 365.14212 2.2737368E-13 470.45755 105.31552 470.45755 235.22878 z" svg:height="4.7045755mm" draw:style-name="style-10" svg:viewBox="0.0 0.0 470.45755 470.45755" svg:width="4.7045755mm" svg:x="29.209377mm" svg:y="34.911236mm"/>
              <draw:path svg:d="M 5798.479 2899.2395 C 5798.479 4500.445 4500.4453 5798.479 2899.2395 5798.479 C 1298.0339 5798.479 9.094947E-13 4500.445 9.094947E-13 2899.2395 C 9.094947E-13 1298.0338 1298.0339 -1.1368684E-13 2899.2395 -1.1368684E-13 C 4500.4453 -1.1368684E-13 5798.479 1298.0338 5798.479 2899.2395 z" svg:height="57.98479mm" draw:style-name="style-11" svg:viewBox="0.0 0.0 5798.479 5798.479" svg:width="57.98479mm" svg:x="13.1832mm" svg:y="10.062597mm"/>
              <draw:path svg:d="M 3455.373 965.0775 C 3455.373 1498.0751 2681.862 1930.155 1727.6865 1930.155 C 773.5109 1930.155 -3.6379788E-12 1498.0751 -3.6379788E-12 965.0775 C -3.6379788E-12 432.08 773.5109 0.0 1727.6865 0.0 C 2681.862 0.0 3455.373 432.08 3455.373 965.0775 z" svg:height="19.30155mm" draw:style-name="style-12" draw:transform="skewX(-0.13403946048365395) rotate(-0.3294155647874481) translate(33.86601mm,7.838902mm)" svg:viewBox="0.0 0.0 3455.373 1930.155" svg:width="34.55373mm"/>
              <draw:path svg:d="M 756.7994 1103.6031 C 756.7994 1713.1062 587.3842 2207.2063 378.3997 2207.2063 C 169.41516 2207.2063 -9.094947E-13 1713.1062 -9.094947E-13 1103.6031 C -9.094947E-13 494.10004 169.41516 0.0 378.3997 0.0 C 587.3842 0.0 756.7994 494.10004 756.7994 1103.6031 z" svg:height="22.072063mm" draw:style-name="style-13" draw:transform="skewX(0.21512448075317436) rotate(-0.20100224914523762) translate(22.856268mm,16.722652mm)" svg:viewBox="0.0 0.0 756.7994 2207.2063" svg:width="7.5679936mm"/>
              <draw:path svg:d="M 3674.0415 1462.277 C 3674.0415 718.75726 2851.58 116.01535 1837.0208 116.01535 C 822.4615 116.01535 0.0 718.75726 0.0 1462.277 C 0.0 2205.7966 822.4615 2808.5386 1837.0208 2808.5386 C 2851.58 2808.5386 3674.0415 2205.7966 3674.0415 1462.277 z M 8801.504 4.443688E-4 z" svg:height="28.085384mm" draw:style-name="style-14" draw:transform="skewX(0.3326774513330865) rotate(-0.3598702001392628) translate(33.925915mm,36.223007mm)" svg:viewBox="0.0 0.0 8801.504 2808.5386" svg:width="88.01504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0" draw:border="29.289322%" draw:cx="50.0%" draw:cy="43.311222%" draw:display-name="gradient-1" draw:end="100.0%" draw:name="gradient-1" draw:start="0.0%" draw:style="ellipsoid"/>
    <draw:gradient draw:border="67.22227%" draw:cx="49.46431%" draw:cy="47.85725%" draw:display-name="gradient-2" draw:end-color="#f8f8f8" draw:name="gradient-2" draw:start-color="#dbdbdb" draw:style="radial"/>
    <draw:gradient draw:border="69.96765%" draw:cx="50.0%" draw:cy="52.14275%" draw:display-name="gradient-3" draw:end-color="#00a8ff" draw:name="gradient-3" draw:start-color="#2f65b6" draw:style="radial"/>
    <draw:opacity draw:angle="0" draw:border="29.289307%" draw:cx="50.000004%" draw:cy="50.0%" draw:display-name="gradient-4" draw:end="100.0%" draw:name="gradient-4" draw:start="0.0%" draw:style="ellipsoid"/>
    <draw:opacity draw:angle="3450" draw:border="29.310102%" draw:cx="48.60168%" draw:cy="49.784435%" draw:display-name="gradient-5" draw:end="100.0%" draw:name="gradient-5" draw:start="0.0%" draw:style="ellipsoid"/>
    <draw:opacity draw:angle="4" draw:border="3.5568419%" draw:display-name="gradient-6" draw:end="0.0%" draw:name="gradient-6" draw:start="100.0%" draw:style="linear"/>
    <draw:opacity draw:angle="3584" draw:border="162.51976%" draw:display-name="gradient-7" draw:end="0.0%" draw:name="gradient-7" draw:start="100.0%" draw:style="linear"/>
    <draw:opacity draw:angle="3594" draw:border="137.90904%" draw:display-name="gradient-8" draw:end="0.0%" draw:name="gradient-8" draw:start="100.0%" draw:style="linear"/>
    <draw:gradient draw:border="30.55877%" draw:cx="46.25019%" draw:cy="43.03607%" draw:display-name="gradient-9" draw:end-color="#ffffff" draw:name="gradient-9" draw:start-color="#000000" draw:style="radial"/>
    <draw:opacity draw:border="30.55877%" draw:cx="46.25019%" draw:cy="43.03607%" draw:display-name="gradient-10" draw:end="0.0%" draw:name="gradient-10" draw:start="17.307692766189575%" draw:style="radial"/>
    <draw:opacity draw:angle="85" draw:border="22.023758%" draw:display-name="gradient-11" draw:end="0.0%" draw:name="gradient-11" draw:start="100.0%" draw:style="linear"/>
    <draw:opacity draw:angle="3450" draw:border="115.13713%" draw:display-name="gradient-12" draw:end="0.0%" draw:name="gradient-12" draw:start="100.0%" draw:style="linear"/>
    <draw:opacity draw:angle="2386" draw:border="0.0%" draw:cx="20.522518%" draw:cy="49.999996%" draw:display-name="gradient-13" draw:end="100.0%" draw:name="gradient-13" draw:start="0.0%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0.31111mm" fo:page-width="90.3111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